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1.8008in"/>
    </style:style>
    <style:style style:name="co15" style:family="table-column">
      <style:table-column-properties fo:break-before="auto" style:column-width="0.2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2571in"/>
    </style:style>
    <style:style style:name="co18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clasificacion.funcional.gas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cod.area.gasto</text:p>
          </table:table-cell>
          <table:table-cell office:value-type="string" calcext:value-type="string">
            <text:p>area.gasto</text:p>
          </table:table-cell>
          <table:table-cell office:value-type="string" calcext:value-type="string">
            <text:p>cod.politica.gasto</text:p>
          </table:table-cell>
          <table:table-cell office:value-type="string" calcext:value-type="string">
            <text:p>politica.gasto</text:p>
          </table:table-cell>
          <table:table-cell office:value-type="string" calcext:value-type="string">
            <text:p>cod.grupo.programa.gasto</text:p>
          </table:table-cell>
          <table:table-cell office:value-type="string" calcext:value-type="string">
            <text:p>grupo.programa.gasto</text:p>
          </table:table-cell>
          <table:table-cell office:value-type="string" calcext:value-type="string">
            <text:p>cod.programa.gasto</text:p>
          </table:table-cell>
          <table:table-cell office:value-type="string" calcext:value-type="string">
            <text:p>programa.gas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dministración general de la seguridad y protección civi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egurudad y Orden Públic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rdenación del tráfico y del estacionamien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ovilidad urba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rotección civi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guridad y movilidad ciudadan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ervicio de prevención y extinción de incendio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dministración general de vivienda y urbanism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Urbanismo: planeamiento, gestión, ejecución y disciplina urbanístic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vienda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Promoción y gestión de vivienda de protección públ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ivienda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onservación y rehabilitación de la edific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ías públicas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Acceso a los núcleos de pobl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ienda y Urbanism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ías públicas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Pavimentación de vías públic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lcantarillad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bastecimiento domiciliario de agua potabl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cogida, gestión y tratamiento de residuos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Recogida de residu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cogida, gestión y tratamiento de residuos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Gestión de residuos sólidos urban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cogida, gestión y tratamiento de residuos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Tratamiento de residu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impieza viari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ementerios y servicios funerario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enestar comunitario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lumbrado públic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o ambient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dministración general del medio ambien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o ambien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arques y jardin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ios Públicos Básic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o ambien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rotección y mejora del medio ambiente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Protección contra la contaminación acústica. Lumínica y atmosférica en las zonas urba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uaciones de protección y promoción soci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nsione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nsion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uaciones de protección y promoción soci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ras prestaciones económicas a favor de emplead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tras prestaciones económicas a favor de empleado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uaciones de protección y promoción soci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vicios sociales y promoción soci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sistencia social primari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tuaciones de protección y promoción soci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omento del empleo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omento del emple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ida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rotección de la salubridad públic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anida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ospitales, servicios asistenciales y centros de salu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dministración general de educació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reación de centros docentes de enseñanza infantil y prim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reación de centros docentes de enseñanza secund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uncionamiento de centros docentes de enseñanza infantil, primaria y educación especi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Funcionamiento de centros docentes de enseñanza secuanda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gilancia del cumplimiento de la escolaridad obligatori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ervivios complementarios de educació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ducación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omento de la convivencia ciudadan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ministración general de cultu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ibliotecas y archivos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Bibliotecas públic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Bibliotecas y archivos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Archiv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quipamientos culturales y museo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romoción cultur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ques y jardin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Instalaciones de ocupación del tiempo lib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ura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Fiestas populares y festejo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port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dministración general de deport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port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romoción y fomento del depor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ción de bienes públicos de carácter preferen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porte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Instalaciones deportiv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ricultura, ganadería y pesc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dministración general de agricultura, ganadería y pesc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ricultura, ganadería y pesca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ejoras de las estructuras agropecuarias y de los sistemas productiv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ricultura, ganadería y pesca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esarrollo rur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ricultura, ganadería y pesca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otección y desarrollo de los recursos pesquer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ricultura, ganadería y pesca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Otras actuaciones en agricultura, ganadería y pesc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ustria y energí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dministración general de industria y energí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ustria y energía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ndustri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ustria y energía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inerí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ustria y energí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nergí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dministración general de comercio, turismo y pequeñas y medianas empres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omercio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Feri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omercio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rcados, abastos, lonj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omercio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Comercio ambulan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nformación y promoción turístic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Desarrollo empresaria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ercio, turismo y pequeñas y medianas empresa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tras actuaciones sectorial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porte público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dministración general del transpor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porte público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Transporte de viajeros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Transporte colectivo urbano de viajer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porte público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Transporte de viajeros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Otro transporte de viajero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porte público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nfraestructuras del transpor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porte público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ransporte de mercancí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raestructur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dministración general de infraestructur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raestructura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sursos hidráulic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raestructur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arreter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raestructura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Caminos vecinal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fraestructura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Otras infraestructura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vestigación, desarrollo e innovación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nvestigación y estudios relacionados con los servicios público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vestigación, desarrollo e innovación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nvestigación científica, técnica y aplicada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ras actuaciones de carácter económico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Sociedad de la informació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ras actuaciones de carácter económico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estión del conocimient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uaciones de carácter económic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ras actuaciones de carácter económico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Protección de consumidores y usuario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Órganos de gobierno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Órganos de gobiern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dministración gener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Coordinación y organización institucional de las entidades local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Información básica y estadística</text:p>
          </table:table-cell>
          <table:table-cell office:value-type="float" office:value="9231" calcext:value-type="float">
            <text:p>9231</text:p>
          </table:table-cell>
          <table:table-cell office:value-type="string" calcext:value-type="string">
            <text:p>Gestión del Padrón Municipal de Habitan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Participación ciudadan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tención a los ciudadano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omunicaciones interna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cios de carácter general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Imprevistos y funciones no clasificada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dministración financiera y tributaria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Política económica y fisc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dministración financiera y tributaria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Gestión del sistema tributari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dministración financiera y tributaria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Gestión del patrimonio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dministración financiera y tributaria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Gestión de la deuda y de la tesorerí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ferencias a otras administraciones pública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Transferencias a Comunidades Autónoma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ferencias a otras administraciones pública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Transferencias a entidades locales territorial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ferencias a otras administraciones pública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Transferencias a otras entidades local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uaciones de carácter gener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ferencias a otras administraciones pública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Transferencias a la administración general del estad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uda Pública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Deuda pública</text:p>
          </table:table-cell>
          <table:table-cell table:number-columns-repeated="4"/>
        </table:table-row>
      </table:table>
      <table:table table:name="clasificacion.economica.gasto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 calcext:value-type="string">
            <text:p>cod.capitulo</text:p>
          </table:table-cell>
          <table:table-cell office:value-type="string" calcext:value-type="string">
            <text:p>capitulo</text:p>
          </table:table-cell>
          <table:table-cell office:value-type="string" calcext:value-type="string">
            <text:p>cod.articulo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cod. Concepto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od. Subconcepto</text:p>
          </table:table-cell>
          <table:table-cell office:value-type="string" calcext:value-type="string">
            <text:p>subconcep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ribuciones básicas y otras remuneraciones de los miembros de los órganos de gobiern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tribuciones bás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tribuciones básicas y otras remuneraciones de los miembros de los órganos de gobierno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Otras remuner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tribuciones básicas y otras remuneraciones del personal directivo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Retribuciones bás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tribuciones básicas y otras remuneraciones del personal directivo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Otras remuner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ntribuciones a planes y fondos de pensiones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Contribuciones a planes y fondos de pensiones de los miembros de los órganos de gobiern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Órganos de gobierno y personal directivo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ontribuciones a planes y fondos de pensiones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Contribuciones a planes y fondos de pensiones del personal directiv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al eventu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tribuciones básicas y otras remuneraciones del personal eventual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Retribuciones bás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al eventu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tribuciones básicas y otras remuneraciones del personal eventual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Retribuciones complementari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al eventu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tribuciones básicas y otras remuneraciones del personal eventual</text:p>
          </table:table-cell>
          <table:table-cell office:value-type="float" office:value="11002" calcext:value-type="float">
            <text:p>11002</text:p>
          </table:table-cell>
          <table:table-cell office:value-type="string" calcext:value-type="string">
            <text:p>Otras remuner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al eventu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tribuciones básicas</text:p>
          </table:table-cell>
          <table:table-cell office:value-type="float" office:value="11700" calcext:value-type="float">
            <text:p>11700</text:p>
          </table:table-cell>
          <table:table-cell office:value-type="string" calcext:value-type="string">
            <text:p>Contribuciones a planes y fondos de pens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Sueldos grupo A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Sueldos grupo A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Sueldos grupo 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Sueldos grupo C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4" calcext:value-type="float">
            <text:p>12004</text:p>
          </table:table-cell>
          <table:table-cell office:value-type="string" calcext:value-type="string">
            <text:p>Sueldos grupo C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Sueldos grupo 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6" calcext:value-type="float">
            <text:p>12006</text:p>
          </table:table-cell>
          <table:table-cell office:value-type="string" calcext:value-type="string">
            <text:p>Trieni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tribuciones básicas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Otras retribuciones bás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tribuciones complementarias</text:p>
          </table:table-cell>
          <table:table-cell office:value-type="float" office:value="12100" calcext:value-type="float">
            <text:p>12100</text:p>
          </table:table-cell>
          <table:table-cell office:value-type="string" calcext:value-type="string">
            <text:p>Complemento de destin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tribuciones complementarias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Complemento específic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tribuciones complementarias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Otros complement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tribuciones en espe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tribuciones de funcionarios en prácti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sonal funcionario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ntribuciones a planes y fondos de pens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boral fijo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Retribuciones bás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boral fijo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Horas extraordinari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boral fijo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Otras remuner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boral 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tribuciones en espec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rsonal laboral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ontribuciones a planes y fondos de pens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ro personal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tro pers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ro persona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ontribuciones a planes y fondos de pens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centivos al rendimient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ductiv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centivos al rendimiento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ratific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centivos al rendimiento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Otros incentivos al rendimi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centivos al rendimiento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mplemento dedicación e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uotas sociales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Seguridad soci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uotas sociales</text:p>
          </table:table-cell>
          <table:table-cell office:value-type="float" office:value="16008" calcext:value-type="float">
            <text:p>16008</text:p>
          </table:table-cell>
          <table:table-cell office:value-type="string" calcext:value-type="string">
            <text:p>Asistencia médico-farmaceúti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uotas sociales</text:p>
          </table:table-cell>
          <table:table-cell office:value-type="float" office:value="16009" calcext:value-type="float">
            <text:p>16009</text:p>
          </table:table-cell>
          <table:table-cell office:value-type="string" calcext:value-type="string">
            <text:p>Otras cuot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restaciones sociales</text:p>
          </table:table-cell>
          <table:table-cell office:value-type="float" office:value="16103" calcext:value-type="float">
            <text:p>16103</text:p>
          </table:table-cell>
          <table:table-cell office:value-type="string" calcext:value-type="string">
            <text:p>Pensiones excepcionales.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restaciones sociales</text:p>
          </table:table-cell>
          <table:table-cell office:value-type="float" office:value="16104" calcext:value-type="float">
            <text:p>16104</text:p>
          </table:table-cell>
          <table:table-cell office:value-type="string" calcext:value-type="string">
            <text:p>Indemnizaciones al personal laboral por jubilaciones anticipadas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restaciones sociales</text:p>
          </table:table-cell>
          <table:table-cell office:value-type="float" office:value="16105" calcext:value-type="float">
            <text:p>16105</text:p>
          </table:table-cell>
          <table:table-cell office:value-type="string" calcext:value-type="string">
            <text:p>Pensiones a cargo de la entidad local.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restaciones sociales</text:p>
          </table:table-cell>
          <table:table-cell office:value-type="float" office:value="16107" calcext:value-type="float">
            <text:p>16107</text:p>
          </table:table-cell>
          <table:table-cell office:value-type="string" calcext:value-type="string">
            <text:p>Asistencia médico-farmacéutica a pensionistas.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0" calcext:value-type="float">
            <text:p>16200</text:p>
          </table:table-cell>
          <table:table-cell office:value-type="string" calcext:value-type="string">
            <text:p>Formación y perfeccionamiento del person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1" calcext:value-type="float">
            <text:p>16201</text:p>
          </table:table-cell>
          <table:table-cell office:value-type="string" calcext:value-type="string">
            <text:p>Economatos y comedor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2" calcext:value-type="float">
            <text:p>16202</text:p>
          </table:table-cell>
          <table:table-cell office:value-type="string" calcext:value-type="string">
            <text:p>Transporte de person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4" calcext:value-type="float">
            <text:p>16204</text:p>
          </table:table-cell>
          <table:table-cell office:value-type="string" calcext:value-type="string">
            <text:p>Acción soci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5" calcext:value-type="float">
            <text:p>16205</text:p>
          </table:table-cell>
          <table:table-cell office:value-type="string" calcext:value-type="string">
            <text:p>Segur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stos sociales del personal</text:p>
          </table:table-cell>
          <table:table-cell office:value-type="float" office:value="16209" calcext:value-type="float">
            <text:p>16209</text:p>
          </table:table-cell>
          <table:table-cell office:value-type="string" calcext:value-type="string">
            <text:p>Otros gastos soci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s de person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otas, prestaciones y gastos sociales a cargo del empleado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mplemento famili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rendamientos de terreno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rrendamientos de edificios y otras constru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rrendamientos de edificios y otras construccion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rrendamientos de material de trans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rrendamientos de mobiliario y ens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rrendamientos de equipos para procesos de 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rrendamientos de otro inmovilizado 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endamientos y cánone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án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nfraestructura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aquinaria, instalaciones técnicas y utill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lementos de trans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obil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quipos para procesos de 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paraciones, mantenimiento y conservació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Otro inmobilizado 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erial de oficina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rdinario no inventariab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erial de oficina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Prensa, revistas, libros y otras public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erial de oficina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Material informático no inventariab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Energía eléctric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Agu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G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Combustibles y carburan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4" calcext:value-type="float">
            <text:p>22104</text:p>
          </table:table-cell>
          <table:table-cell office:value-type="string" calcext:value-type="string">
            <text:p>Vestuar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Productos de limpieza y ase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Suministros de repuestos de maquinaria, utillaje y elementos de transpor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12" calcext:value-type="float">
            <text:p>22112</text:p>
          </table:table-cell>
          <table:table-cell office:value-type="string" calcext:value-type="string">
            <text:p>Suministros de material eléctrico y de telecomunic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Manutención de anim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uministros</text:p>
          </table:table-cell>
          <table:table-cell office:value-type="float" office:value="22199" calcext:value-type="float">
            <text:p>22199</text:p>
          </table:table-cell>
          <table:table-cell office:value-type="string" calcext:value-type="string">
            <text:p>Otros suministr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unicaciones</text:p>
          </table:table-cell>
          <table:table-cell office:value-type="float" office:value="22200" calcext:value-type="float">
            <text:p>22200</text:p>
          </table:table-cell>
          <table:table-cell office:value-type="string" calcext:value-type="string">
            <text:p>Servicios de telecomunic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unicaciones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Post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unicaciones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Telegráf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unicaciones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Informátic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unicaciones</text:p>
          </table:table-cell>
          <table:table-cell office:value-type="float" office:value="22299" calcext:value-type="float">
            <text:p>22299</text:p>
          </table:table-cell>
          <table:table-cell office:value-type="string" calcext:value-type="string">
            <text:p>Otros gastos en comunicacion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ranspor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rimas de seg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ibuto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Tributos estat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ibutos</text:p>
          </table:table-cell>
          <table:table-cell office:value-type="float" office:value="22501" calcext:value-type="float">
            <text:p>22501</text:p>
          </table:table-cell>
          <table:table-cell office:value-type="string" calcext:value-type="string">
            <text:p>Tributos de las Comunidades Autónom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ributos</text:p>
          </table:table-cell>
          <table:table-cell office:value-type="float" office:value="22502" calcext:value-type="float">
            <text:p>22502</text:p>
          </table:table-cell>
          <table:table-cell office:value-type="string" calcext:value-type="string">
            <text:p>Tributos de las Entidades loc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1" calcext:value-type="float">
            <text:p>22601</text:p>
          </table:table-cell>
          <table:table-cell office:value-type="string" calcext:value-type="string">
            <text:p>Atenciones protocolarias y representativ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2" calcext:value-type="float">
            <text:p>22602</text:p>
          </table:table-cell>
          <table:table-cell office:value-type="string" calcext:value-type="string">
            <text:p>Publicidad y propagand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3" calcext:value-type="float">
            <text:p>22603</text:p>
          </table:table-cell>
          <table:table-cell office:value-type="string" calcext:value-type="string">
            <text:p>Publicación en Diarios Ofici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4" calcext:value-type="float">
            <text:p>22604</text:p>
          </table:table-cell>
          <table:table-cell office:value-type="string" calcext:value-type="string">
            <text:p>Jurídicos, contencios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6" calcext:value-type="float">
            <text:p>22606</text:p>
          </table:table-cell>
          <table:table-cell office:value-type="string" calcext:value-type="string">
            <text:p>Reuniones, conferencias y curs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7" calcext:value-type="float">
            <text:p>22607</text:p>
          </table:table-cell>
          <table:table-cell office:value-type="string" calcext:value-type="string">
            <text:p>Oposiciones y pruebas selectiv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09" calcext:value-type="float">
            <text:p>22609</text:p>
          </table:table-cell>
          <table:table-cell office:value-type="string" calcext:value-type="string">
            <text:p>Actividades culturales y deportiv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Gastos diversos</text:p>
          </table:table-cell>
          <table:table-cell office:value-type="float" office:value="22699" calcext:value-type="float">
            <text:p>22699</text:p>
          </table:table-cell>
          <table:table-cell office:value-type="string" calcext:value-type="string">
            <text:p>Otros gastos divers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0" calcext:value-type="float">
            <text:p>22700</text:p>
          </table:table-cell>
          <table:table-cell office:value-type="string" calcext:value-type="string">
            <text:p>Limpieza y ase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1" calcext:value-type="float">
            <text:p>22701</text:p>
          </table:table-cell>
          <table:table-cell office:value-type="string" calcext:value-type="string">
            <text:p>Seguridad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2" calcext:value-type="float">
            <text:p>22702</text:p>
          </table:table-cell>
          <table:table-cell office:value-type="string" calcext:value-type="string">
            <text:p>Valores y peritaj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4" calcext:value-type="float">
            <text:p>22704</text:p>
          </table:table-cell>
          <table:table-cell office:value-type="string" calcext:value-type="string">
            <text:p>Custodia, depósitos y almacenaj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5" calcext:value-type="float">
            <text:p>22705</text:p>
          </table:table-cell>
          <table:table-cell office:value-type="string" calcext:value-type="string">
            <text:p>Procesos elector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6" calcext:value-type="float">
            <text:p>22706</text:p>
          </table:table-cell>
          <table:table-cell office:value-type="string" calcext:value-type="string">
            <text:p>Estudios y trabajos técnic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08" calcext:value-type="float">
            <text:p>22708</text:p>
          </table:table-cell>
          <table:table-cell office:value-type="string" calcext:value-type="string">
            <text:p>Servicios de recaudación a favor de la Entid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erial, suministros y otro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bajos realizados por otras empresas y profesionales</text:p>
          </table:table-cell>
          <table:table-cell office:value-type="float" office:value="22799" calcext:value-type="float">
            <text:p>22799</text:p>
          </table:table-cell>
          <table:table-cell office:value-type="string" calcext:value-type="string">
            <text:p>Otros trabajos realizados por otras empresas y profesion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ietas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e los <text:s/>miembros de los órganos de gobiern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ietas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Del personal directiv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ietas</text:p>
          </table:table-cell>
          <table:table-cell office:value-type="float" office:value="23020" calcext:value-type="float">
            <text:p>23020</text:p>
          </table:table-cell>
          <table:table-cell office:value-type="string" calcext:value-type="string">
            <text:p>Del personal no directiv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ocomoción</text:p>
          </table:table-cell>
          <table:table-cell office:value-type="float" office:value="23100" calcext:value-type="float">
            <text:p>23100</text:p>
          </table:table-cell>
          <table:table-cell office:value-type="string" calcext:value-type="string">
            <text:p>De los miembros de órganos de gobiern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ocomoción</text:p>
          </table:table-cell>
          <table:table-cell office:value-type="float" office:value="23110" calcext:value-type="float">
            <text:p>23110</text:p>
          </table:table-cell>
          <table:table-cell office:value-type="string" calcext:value-type="string">
            <text:p>Del personal directiv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ocomoción</text:p>
          </table:table-cell>
          <table:table-cell office:value-type="float" office:value="23120" calcext:value-type="float">
            <text:p>23120</text:p>
          </table:table-cell>
          <table:table-cell office:value-type="string" calcext:value-type="string">
            <text:p>Del personal no directiv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demnizaciones por razón del servicio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tras indemniz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blicacion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astos de edición y distribu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abajos realizados por administraciones públicas y otras entidades públi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tos corrientes en bienes y servicio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bajos realizados por Instituciones sin fines de luc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 deuda pública en euro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tere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 deuda pública en euro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stos de emisión, modificación y cancel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 deuda pública en euro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tros gastos financieros de Deuda Pública en e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 préstamos y otras operaciones financieras en euro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tere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 préstamos y otras operaciones financieras en euro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astos de formalización, modificación y cancel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 préstamos y otras operaciones financieras en euro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Otros gastos financieros de préstamos y otras operaciones financieras en e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 deuda pública en moneda distinta del euro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ntere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 deuda pública en moneda distinta del euro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Gastos de emisión, modificación y cancel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 deuda pública en moneda distinta del euro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Diferencias de cam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 deuda pública en moneda distinta del eur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Otros gastos financieros de Deuda Pública en moneda distinta del e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 préstamos y otras operaciones financieras en moneda distinta del euro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tere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 préstamos y otras operaciones financieras en moneda distinta del euro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Gastos de formalización, modificación y cancel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 préstamos y otras operaciones financieras en moneda distinta del euro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iferencias de cam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 préstamos y otras operaciones financieras en moneda distinta del euro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tros gastos financieros de préstamos y otras operaciones financieras en moneda distinta del e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 depósitos, fianzas y otro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ntereses de depós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 depósitos, fianzas y otro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Intereses de fianz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eses de demora y otros gastos financiero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ntereses de dem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eses de demora y otros gastos financiero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Operaciones de intercambio financi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eses de demora y otros gastos financiero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jecución de av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eses de demora y otros gastos financiero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ntereses por operaciones de arrendamiento financiero (“leasing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tos financier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eses de demora y otros gastos financiero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tros gastos financi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a administración general de la entidad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organismos autónomos de la entidad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 la administración general del es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 organismos autónomos y agencias del estado</text:p>
          </table:table-cell>
          <table:table-cell office:value-type="float" office:value="42100" calcext:value-type="float">
            <text:p>42100</text:p>
          </table:table-cell>
          <table:table-cell office:value-type="string" calcext:value-type="string">
            <text:p>Al Servicio público de empleo esta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 organismos autónomos y agencias del estado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A otros organismos autónom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 fundaciones esta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 sociedades mercantiles estatales, entidades públicas empresariales y otros organismos públicos.</text:p>
          </table:table-cell>
          <table:table-cell office:value-type="float" office:value="42300" calcext:value-type="float">
            <text:p>42300</text:p>
          </table:table-cell>
          <table:table-cell office:value-type="string" calcext:value-type="string">
            <text:p>Subvenciones para el fomento del emple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 sociedades mercantiles estatales, entidades públicas empresariales y otros organismos públicos.</text:p>
          </table:table-cell>
          <table:table-cell office:value-type="float" office:value="42310" calcext:value-type="float">
            <text:p>42310</text:p>
          </table:table-cell>
          <table:table-cell office:value-type="string" calcext:value-type="string">
            <text:p>Subvenciones para bonificaciones de intereses y primas de segur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 sociedades mercantiles estatales, entidades públicas empresariales y otros organismos públicos.</text:p>
          </table:table-cell>
          <table:table-cell office:value-type="float" office:value="42320" calcext:value-type="float">
            <text:p>42320</text:p>
          </table:table-cell>
          <table:table-cell office:value-type="string" calcext:value-type="string">
            <text:p>Subvenciones para reducir el precio a pagar por los consumidor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 sociedades mercantiles estatales, entidades públicas empresariales y otros organismos públicos.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Otras subvenciones a sociedades mercantiles estatales, entidades públicas empresariales y otros organismos públicos.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la seguridad so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entes públicos y sociedades mercantiles de la entidad loca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ubvenciones para fomento del em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entes públicos y sociedades mercantiles de la entidad loca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ubvenciones para bonificaciones de intereses y primas de seg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entes públicos y sociedades mercantiles de la entidad loca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ubvenciones para reducir el precio a pagar por los consumid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entes públicos y sociedades mercantiles de la entidad local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Otras subvenciones <text:s/>a entes públicos y sociedades mercantiles de la entidad 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 la administración general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 organismos autónomos y agencias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 fundaciones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 sociedades mercantiles estatales, entidades públicas empresariales y otros organismos públicos dependientes de las Comunidades Autónomas</text:p>
          </table:table-cell>
          <table:table-cell office:value-type="float" office:value="45300" calcext:value-type="float">
            <text:p>45300</text:p>
          </table:table-cell>
          <table:table-cell office:value-type="string" calcext:value-type="string">
            <text:p>Subvenciones para el fomento del emple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 sociedades mercantiles estatales, entidades públicas empresariales y otros organismos públicos dependientes de las Comunidades Autónomas</text:p>
          </table:table-cell>
          <table:table-cell office:value-type="float" office:value="45310" calcext:value-type="float">
            <text:p>45310</text:p>
          </table:table-cell>
          <table:table-cell office:value-type="string" calcext:value-type="string">
            <text:p>Subvenciones para bonificaciones de intereses y primas de segur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 sociedades mercantiles estatales, entidades públicas empresariales y otros organismos públicos dependientes de las Comunidades Autónomas</text:p>
          </table:table-cell>
          <table:table-cell office:value-type="float" office:value="45320" calcext:value-type="float">
            <text:p>45320</text:p>
          </table:table-cell>
          <table:table-cell office:value-type="string" calcext:value-type="string">
            <text:p>Subvenciones para reducir el precio a pagar por los consumidor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comunidades autónom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A sociedades mercantiles estatales, entidades públicas empresariales y otros organismos públicos dependientes de las Comunidades Autónomas</text:p>
          </table:table-cell>
          <table:table-cell office:value-type="float" office:value="45390" calcext:value-type="float">
            <text:p>45390</text:p>
          </table:table-cell>
          <table:table-cell office:value-type="string" calcext:value-type="string">
            <text:p>Otras subvenciones a sociedades mercantiles estatales, entidades públicas empresariales y otros organismos públicos dependientes de las Comunidades Autónom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A Diputaciones, Consejos o Cabildos insu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A ayunta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A mancomunida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A áreas metropolit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 comar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 otras entidades que agrupen municip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A consor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entidades locale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 entidades locales men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empresas privada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ubvenciones para fomento del em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empresas privada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ubvenciones para bonificaciones de intereses y primas de segu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empresas privada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ubvenciones para reducir el precio a pagar por los consumid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empresas privada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Otras subvenciones a empresas priva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 familias e instituciones sin fines de luc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 exte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ndo de contingencia y otros imprevisto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otación al fondo de contingencia de ejecución presupuestar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versión nueva en infraestructuras y bienes destinados al uso gener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versiones en terre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versión nueva en infraestructuras y bienes destinados al uso genera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tras inversiones nuevas en infraestructuras y bienes destinados al uso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versiones de reposición de infraestructuras y bienes destinados al uso general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nversiones en terre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versiones de reposición de infraestructuras y bienes destinados al uso gener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Otras inversiones de reposición de infraestructuras y bienes destinadas al uso 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Terreno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Maquinaria, instalaciones técnicas y utill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lementos de trans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Mobil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quipos para procesos de 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royectos comple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versión nueva asociada al funcionamiento operativo de los servicio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Otras inversiones nuevas asociadas al funcionamiento operativo de los servi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Terreno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Maquinaria, instalaciones técnicas y utilla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lementos de transpo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Mobili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Equipos para procesos de infor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royectos comple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versión de reposición asociada al funcionamiento operativo de los servicio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Otras inversiones de reposición asociadas al funcionamiento operativo de los servi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stos en inversiones de carácter inmaterial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Gastos en inversiones de carácter inmate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stos en inversiones de carácter inmaterial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Gastos en aplicaciones informáti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stos en inversiones de carácter inmaterial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uotas netas de intereses por operaciones de arrendamiento financiero (“leasing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versiones gestionadas para otros entes público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Gastos en inversiones gestionadas para otros entes públ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stos en inversiones de bienes patrimoniale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Terreno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stos en inversiones de bienes patrimoniale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Edificios y otras construc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stos en inversiones de bienes patrimoniale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Otros gastos en inversiones de bienes patrimon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astos en inversiones de bienes patrimoniale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errenos y bienes natu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ersiones real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astos en inversiones de bienes patrimoniale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Inversión en infraestructu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la administración general de la entidad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 organismos autónomos de la entidad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A la administración general del es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 organismos autónomos y agencias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Al Servicio público de empleo esta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 organismos autónomos y agencias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A organismos autónomos y agenci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 fundaciones esta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 la administración del estado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 sociedades mercantiles estatales, entidades públicas empresariales y otros organismos públi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 la seguridad so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 entes públicos y sociedades mercantiles de la entidad lo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 la administración general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comunidades autónoma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A organismos autónomos y agencias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comunidades autónoma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A fundaciones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comunidades autónoma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 sociedades mercantiles estatales, entidades públicas empresariales y otros organismos públicos dependientes de las Comunidades Autón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A Diputaciones, Consejos o Cabildos insu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A ayunta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 mancomunida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A áreas metropolita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A comar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A entidades que agrupen municip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 consor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ntidades locale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A entidades locales men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 empresas privad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familias e instituciones sin fines de luc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l exteri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l est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10" calcext:value-type="float">
            <text:p>80010</text:p>
          </table:table-cell>
          <table:table-cell office:value-type="string" calcext:value-type="string">
            <text:p>A las Comunidades Autónom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20" calcext:value-type="float">
            <text:p>80020</text:p>
          </table:table-cell>
          <table:table-cell office:value-type="string" calcext:value-type="string">
            <text:p>A entidades loca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090" calcext:value-type="float">
            <text:p>80090</text:p>
          </table:table-cell>
          <table:table-cell office:value-type="string" calcext:value-type="string">
            <text:p>A otros subsector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dquisición de deuda del sector público a largo plazo</text:p>
          </table:table-cell>
          <table:table-cell office:value-type="float" office:value="80100" calcext:value-type="float">
            <text:p>80100</text:p>
          </table:table-cell>
          <table:table-cell office:value-type="string" calcext:value-type="string">
            <text:p>Al est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dquisición de deuda del sector público a largo plazo</text:p>
          </table:table-cell>
          <table:table-cell office:value-type="float" office:value="80110" calcext:value-type="float">
            <text:p>80110</text:p>
          </table:table-cell>
          <table:table-cell office:value-type="string" calcext:value-type="string">
            <text:p>A Comunidades Autónom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dquisición de deuda del sector público a largo plazo</text:p>
          </table:table-cell>
          <table:table-cell office:value-type="float" office:value="80120" calcext:value-type="float">
            <text:p>80120</text:p>
          </table:table-cell>
          <table:table-cell office:value-type="string" calcext:value-type="string">
            <text:p>A Entidades loca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dquisi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dquisición de deuda del sector público a largo plazo</text:p>
          </table:table-cell>
          <table:table-cell office:value-type="float" office:value="80190" calcext:value-type="float">
            <text:p>80190</text:p>
          </table:table-cell>
          <table:table-cell office:value-type="string" calcext:value-type="string">
            <text:p>A otros subsector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dquisición de obligaciones y bonos fuera del sector público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Adquisición de obligaciones y bonos fuera del sector pú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dquisición de obligaciones y bonos fuera del sector público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dquisición de obligaciones y bonos fuera del sector público a larg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cesión de préstam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éstamos a corto plazo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Al est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cesión de préstam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éstamos a corto plazo</text:p>
          </table:table-cell>
          <table:table-cell office:value-type="float" office:value="82010" calcext:value-type="float">
            <text:p>82010</text:p>
          </table:table-cell>
          <table:table-cell office:value-type="string" calcext:value-type="string">
            <text:p>A Comunidades Autónom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cesión de préstam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éstamos a corto plazo</text:p>
          </table:table-cell>
          <table:table-cell office:value-type="float" office:value="82020" calcext:value-type="float">
            <text:p>82020</text:p>
          </table:table-cell>
          <table:table-cell office:value-type="string" calcext:value-type="string">
            <text:p>A Entidades loca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cesión de préstam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Préstamos a corto plazo</text:p>
          </table:table-cell>
          <table:table-cell office:value-type="float" office:value="82090" calcext:value-type="float">
            <text:p>82090</text:p>
          </table:table-cell>
          <table:table-cell office:value-type="string" calcext:value-type="string">
            <text:p>A otros subsector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cesión de préstamos fuera del sector público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réstamos a 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cesión de préstamos fuera del sector público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Préstamos a larg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ción de depósitos y fianza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Depósitos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A corto plaz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ción de depósitos y fianza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Depósitos</text:p>
          </table:table-cell>
          <table:table-cell office:value-type="float" office:value="84010" calcext:value-type="float">
            <text:p>84010</text:p>
          </table:table-cell>
          <table:table-cell office:value-type="string" calcext:value-type="string">
            <text:p>A largo plaz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ción de depósitos y fianza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Fianzas</text:p>
          </table:table-cell>
          <table:table-cell office:value-type="float" office:value="84100" calcext:value-type="float">
            <text:p>84100</text:p>
          </table:table-cell>
          <table:table-cell office:value-type="string" calcext:value-type="string">
            <text:p>A corto plaz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ción de depósitos y fianza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Fianzas</text:p>
          </table:table-cell>
          <table:table-cell office:value-type="float" office:value="84110" calcext:value-type="float">
            <text:p>84110</text:p>
          </table:table-cell>
          <table:table-cell office:value-type="string" calcext:value-type="string">
            <text:p>A largo plaz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10" calcext:value-type="float">
            <text:p>85010</text:p>
          </table:table-cell>
          <table:table-cell office:value-type="string" calcext:value-type="string">
            <text:p>Adquisición de acciones y participaciones para compensar pérdid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20" calcext:value-type="float">
            <text:p>85020</text:p>
          </table:table-cell>
          <table:table-cell office:value-type="string" calcext:value-type="string">
            <text:p>Adquisición de acciones y participaciones para financiar inversiones no rent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Adquisición de acciones y participaciones del sector público</text:p>
          </table:table-cell>
          <table:table-cell office:value-type="float" office:value="85090" calcext:value-type="float">
            <text:p>85090</text:p>
          </table:table-cell>
          <table:table-cell office:value-type="string" calcext:value-type="string">
            <text:p>Resto de adquisiciones de acciones dentro del sector públic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10" calcext:value-type="float">
            <text:p>86010</text:p>
          </table:table-cell>
          <table:table-cell office:value-type="string" calcext:value-type="string">
            <text:p>De empresas naciona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20" calcext:value-type="float">
            <text:p>86020</text:p>
          </table:table-cell>
          <table:table-cell office:value-type="string" calcext:value-type="string">
            <text:p>De empresas de la Unión Europe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Adquisición de acciones y participaciones fuera del sector público</text:p>
          </table:table-cell>
          <table:table-cell office:value-type="float" office:value="86090" calcext:value-type="float">
            <text:p>86090</text:p>
          </table:table-cell>
          <table:table-cell office:value-type="string" calcext:value-type="string">
            <text:p>De otras empres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rtaciones patrimoniale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Aportaciones a fundaci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rtaciones patrimoniale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Aportaciones a consorc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rtaciones patrimoniale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ortaciones a otros entes</text:p>
          </table:table-cell>
          <table:table-cell office:value-type="float" office:value="87210" calcext:value-type="float">
            <text:p>87210</text:p>
          </table:table-cell>
          <table:table-cell office:value-type="string" calcext:value-type="string">
            <text:p>Aportaciones para compensar pérdida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rtaciones patrimoniale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ortaciones a otros entes</text:p>
          </table:table-cell>
          <table:table-cell office:value-type="float" office:value="87220" calcext:value-type="float">
            <text:p>87220</text:p>
          </table:table-cell>
          <table:table-cell office:value-type="string" calcext:value-type="string">
            <text:p>Aportaciones para financiar inversiones no rent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portaciones patrimoniale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Aportaciones a otros entes</text:p>
          </table:table-cell>
          <table:table-cell office:value-type="float" office:value="87290" calcext:value-type="float">
            <text:p>87290</text:p>
          </table:table-cell>
          <table:table-cell office:value-type="string" calcext:value-type="string">
            <text:p>Resto de aportacion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mortización de Deuda Pública en euro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mortización de Deuda Pública en euros a larg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mortización de Deuda Pública en euro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mortización de Deuda Pública en euros a 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ortización de préstamos y operaciones en euro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Amortización de préstamos a corto plazo de entes del sector pú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ortización de préstamos y operaciones en euro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Amortización de préstamos a largo plazo de entes del sector pú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ortización de préstamos y operaciones en euro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mortización de préstamos a corto plazo de entes de fuera del sector pú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ortización de préstamos y operaciones en euro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Amortización de préstamos a largo plazo de entes de fuera del sector pú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mortización de Deuda Pública en moneda distinta del euro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mortización de Deuda Pública en moneda distinta del euro a 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mortización de Deuda Pública en moneda distinta del euro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Amortización de Deuda Pública en moneda distinta del euro a larg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mortización de préstamos en moneda distinta del euro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Amortización de préstamos en moneda distinta del euro a 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mortización de Deuda Pública en moneda distinta del euro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Amortización de préstamos en moneda distinta del euro a larg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olución de depósitos y fianza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Devolución de depós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volución de depósitos y fianza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Devolución de fianzas</text:p>
          </table:table-cell>
          <table:table-cell table:number-columns-repeated="2"/>
        </table:table-row>
      </table:table>
      <table:table table:name="clasificacion.economica.ingreso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Cod.capitulo</text:p>
          </table:table-cell>
          <table:table-cell office:value-type="string" calcext:value-type="string">
            <text:p>Capitulo</text:p>
          </table:table-cell>
          <table:table-cell office:value-type="string" calcext:value-type="string">
            <text:p>Cod.articulo</text:p>
          </table:table-cell>
          <table:table-cell office:value-type="string" calcext:value-type="string">
            <text:p>Articulo</text:p>
          </table:table-cell>
          <table:table-cell office:value-type="string" calcext:value-type="string">
            <text:p>Cod.concepto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Subconcept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uestos sobre la Rent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mpuesto sobre la Renta de Personas Fís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uestos sobre la Rent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mpuesto sobre Socied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uestos sobre la Rent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mpuesto sobre la renta de no resid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mpuestos sobre Sucesiones y Don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mpuesto sobre Patrimon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mpuesto sobre Bienes Inmuebles. Bienes inmuebles de Naturaleza Rús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mpuesto sobre Bienes Inmuebles. Bienes inmuebles de Naturaleza Urb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mpuesto sobre Bienes Inmuebles. Bienes inmuebles de características espe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mpuesto sobre Bvehículos de Tracción Mecán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mpuesto sobre Incremento del Valor de los Terrenos de Naturaleza Urb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uestos sobre el capit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mpuesto sobre viviendas desocup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mpuestos sobre las actividades económica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mpuesto sobre actividades económ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cargos sobre impuestos directos del Estado y de la Comunidad Autónom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obre impuestos del Es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cargos sobre impuestos directos del Estado y de la Comunidad Autónom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obre impuestos de la Comunidad Autón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argos sobre impuestos directos de otros entes locale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n el Impuesto sobre Bienes Inmue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argos sobre impuestos directos de otros entes locale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Recargo provisional en el Impuesto sobre Actividades Económ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argos sobre impuestos directos de otros entes locale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Otros recargos sobre impuestos directos de otros entes loc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mpuestos directos extingui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uestos directo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tros impuestos direc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bre el Valor Añadido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mpuesto sobre el valor aña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Impuesto sobre el alcohol y bebidas derivad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Impuesto sobre la cervez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Impuesto sobre el vino y bebidas fermentad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Impuesto sobre las labores del tabac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4" calcext:value-type="float">
            <text:p>22004</text:p>
          </table:table-cell>
          <table:table-cell office:value-type="string" calcext:value-type="string">
            <text:p>Impuesto sobre hidrocarbur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Impuesto sobre determinados medios de transporte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6" calcext:value-type="float">
            <text:p>22006</text:p>
          </table:table-cell>
          <table:table-cell office:value-type="string" calcext:value-type="string">
            <text:p>Impuesto sobre productos intermedi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Impuesto sobre la energí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8" calcext:value-type="float">
            <text:p>22008</text:p>
          </table:table-cell>
          <table:table-cell office:value-type="string" calcext:value-type="string">
            <text:p>Impuesto sobre ventas minoristas de hidrocarbur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mpuesto sobre consumos específico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mpuestos especiales</text:p>
          </table:table-cell>
          <table:table-cell office:value-type="float" office:value="22009" calcext:value-type="float">
            <text:p>22009</text:p>
          </table:table-cell>
          <table:table-cell office:value-type="string" calcext:value-type="string">
            <text:p>Exacción sobre la gasolin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argos sobre impuestos indirectos del Estado y de la Comunidad Autónom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obre impuestos del Es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argos sobre impuestos indirectos del Estado y de la Comunidad Autónom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obre impuestos de la Comunidad Autón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cargos sobre impuestos indirectos de otros entes locale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obre impuestos de otros entes loc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uestos indirectos extinguid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mpuesto sobre construcciones, instalaciones y ob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mpuesto sobre gastos suntuarios (cotos de caza y pesc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bitrio sobre importaciones y entregas de mercancías en Canarias (AIE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mpuesto General Indirecto Canario (I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mpuesto sobre la producción, los servicios y la importación (IPSI) de Ceuta y Mel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mpuesto sobre primas de segu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mpuesto sobre transmisiones patrimoniales y actos jurídicos document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estos indirecto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ros impuestos indirecto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tros Impuestos indirec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icio de abastecimiento de ag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ervicio de alcantarill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ervicio de recogida de basu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ervicio de tratamiento de residu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Canon de saneamien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sas por la prestación de servicios públicos básico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tras tasas por prestación de servicios bás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sas por la prestación de servicios públicos de carácter social y preferen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ervicios hospital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sas por la prestación de servicios públicos de carácter social y preferent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ervicios asisten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sas por la prestación de servicios públicos de carácter social y preferent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ervicios educa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sas por la prestación de servicios públicos de carácter social y preferent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Servicios depor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sas por la prestación de servicios públicos de carácter social y preferent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Otras tasas por prestación de servicios de carácter prefer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icencias de caza y pes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icencias urbaníst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édulas de habitabilidad y licencias de primera ocup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Tasas por otros servicios urbaníst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asas sobre el jue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asa por expedición de docum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asa por retirada de vehícu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sas por la realización de actividades de competencia loca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Otras tasas por la realización de actividades de competencia lo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asa de estacionamiento de vehícu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asa por entrada de vehícu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asa por utilización privativa o aprovechamiento especial por empresas explotadoras de servicios de suminis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asa por utilización privativa o aprovechamiento espacial por empresas explotadoras de servicios de telecomunicaci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Tasa por apertura de cajas y zanj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asa por ocupación de la vía pública con terraz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asa por ocupación de la vía pública con suspensión temporal del tráfico rod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asas por aprovechamiento del sue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Compensación de Telefonía de España, S.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sas por la utilización privativa o el aprovechamiento especial del dominio público loc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tras tasas por utilización privativa del dominio públ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ervicios hospitalar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ervicios asisten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ervicios educa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ervicios depor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ntradas a museos, exposiciones o espectácul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ervicio de transporte público urb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cios público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Otros precio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tribuciones especiale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ra ejecución de ob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tribuciones especiale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ara el establecimiento o ampliación de servic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integros de operaciones corriente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integro de av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integros de operaciones corriente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Otros reintegros de operaciones corri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ultas</text:p>
          </table:table-cell>
          <table:table-cell office:value-type="float" office:value="39100" calcext:value-type="float">
            <text:p>39100</text:p>
          </table:table-cell>
          <table:table-cell office:value-type="string" calcext:value-type="string">
            <text:p>Multas por inrfacciones urbanístic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ultas</text:p>
          </table:table-cell>
          <table:table-cell office:value-type="float" office:value="39110" calcext:value-type="float">
            <text:p>39110</text:p>
          </table:table-cell>
          <table:table-cell office:value-type="string" calcext:value-type="string">
            <text:p>Multas por infracciones tributarias y análog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ultas</text:p>
          </table:table-cell>
          <table:table-cell office:value-type="float" office:value="39120" calcext:value-type="float">
            <text:p>39120</text:p>
          </table:table-cell>
          <table:table-cell office:value-type="string" calcext:value-type="string">
            <text:p>Multas por infracciones de la Ordenanza de circul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ultas</text:p>
          </table:table-cell>
          <table:table-cell office:value-type="float" office:value="39190" calcext:value-type="float">
            <text:p>39190</text:p>
          </table:table-cell>
          <table:table-cell office:value-type="string" calcext:value-type="string">
            <text:p>Otrasmultas y sancion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cargos del periodo ejecutivo y por declaración extemporánea sin requerimiento previo</text:p>
          </table:table-cell>
          <table:table-cell office:value-type="float" office:value="39200" calcext:value-type="float">
            <text:p>39200</text:p>
          </table:table-cell>
          <table:table-cell office:value-type="string" calcext:value-type="string">
            <text:p>Recargo por declaración extemporánea sin requerimiento previ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cargos del periodo ejecutivo y por declaración extemporánea sin requerimiento previo</text:p>
          </table:table-cell>
          <table:table-cell office:value-type="float" office:value="39210" calcext:value-type="float">
            <text:p>39210</text:p>
          </table:table-cell>
          <table:table-cell office:value-type="string" calcext:value-type="string">
            <text:p>Recargo ejecutiv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cargos del periodo ejecutivo y por declaración extemporánea sin requerimiento previo</text:p>
          </table:table-cell>
          <table:table-cell office:value-type="float" office:value="39211" calcext:value-type="float">
            <text:p>39211</text:p>
          </table:table-cell>
          <table:table-cell office:value-type="string" calcext:value-type="string">
            <text:p>Recargo de apremi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tereses de dem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restación pers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restación de transp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Ingresos por actuaciones de urbanización</text:p>
          </table:table-cell>
          <table:table-cell office:value-type="float" office:value="39600" calcext:value-type="float">
            <text:p>39600</text:p>
          </table:table-cell>
          <table:table-cell office:value-type="string" calcext:value-type="string">
            <text:p>Canon de urbaniz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Ingresos por actuaciones de urbanización</text:p>
          </table:table-cell>
          <table:table-cell office:value-type="float" office:value="39610" calcext:value-type="float">
            <text:p>39610</text:p>
          </table:table-cell>
          <table:table-cell office:value-type="string" calcext:value-type="string">
            <text:p>Cuotas de urbaniz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provechamientos urbanísticos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Canon por aprovechamientos urbanistic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Aprovechamientos urbanísticos</text:p>
          </table:table-cell>
          <table:table-cell office:value-type="float" office:value="39710" calcext:value-type="float">
            <text:p>39710</text:p>
          </table:table-cell>
          <table:table-cell office:value-type="string" calcext:value-type="string">
            <text:p>Otros ingresos por aprovechamientos urbanístic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Indemnizaciones de seguros de no v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as, precios públicos y otros ingreso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ros ingreso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Otros ingresos divers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 la administración general de la entidad 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 organismos autónomos de la entidad lo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 la administración general del estado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Participación en tributos del estad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 la administración general del estado</text:p>
          </table:table-cell>
          <table:table-cell office:value-type="float" office:value="42010" calcext:value-type="float">
            <text:p>42010</text:p>
          </table:table-cell>
          <table:table-cell office:value-type="string" calcext:value-type="string">
            <text:p>Fondo complementario de financi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 la administración general del estado</text:p>
          </table:table-cell>
          <table:table-cell office:value-type="float" office:value="42020" calcext:value-type="float">
            <text:p>42020</text:p>
          </table:table-cell>
          <table:table-cell office:value-type="string" calcext:value-type="string">
            <text:p>Compensación por beneficios fiscal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 la administración general del estado</text:p>
          </table:table-cell>
          <table:table-cell office:value-type="float" office:value="42090" calcext:value-type="float">
            <text:p>42090</text:p>
          </table:table-cell>
          <table:table-cell office:value-type="string" calcext:value-type="string">
            <text:p>Otras transferencias corrientes de la Administración Genreal del Estad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e organismos autónomos y agencias estatales</text:p>
          </table:table-cell>
          <table:table-cell office:value-type="float" office:value="41200" calcext:value-type="float">
            <text:p>41200</text:p>
          </table:table-cell>
          <table:table-cell office:value-type="string" calcext:value-type="string">
            <text:p>Del servicio público de empleo estat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e organismos autónomos y agencias estatales</text:p>
          </table:table-cell>
          <table:table-cell office:value-type="float" office:value="42190" calcext:value-type="float">
            <text:p>42190</text:p>
          </table:table-cell>
          <table:table-cell office:value-type="string" calcext:value-type="string">
            <text:p>De otros organismos autónomos y agenci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e fundaciones esta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 sociedades mercantiles estatales, entidades públicas empresariales y otros organismos públicos</text:p>
          </table:table-cell>
          <table:table-cell office:value-type="float" office:value="42300" calcext:value-type="float">
            <text:p>42300</text:p>
          </table:table-cell>
          <table:table-cell office:value-type="string" calcext:value-type="string">
            <text:p>De loterías y apuestas del estad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 sociedades mercantiles estatales, entidades públicas empresariales y otros organismos públicos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De otras sociedades mercantiles estatales, entidades públicas empresariales y organismos público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 la seguridad so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 entes públicos y sociedades mercantiles de la entidad local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e ente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 entes públicos y sociedades mercantiles de la entidad local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e sociedades mercant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Participación en tributos de la Comunidad Autónom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Otras transferencias incondicionad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02" calcext:value-type="float">
            <text:p>45002</text:p>
          </table:table-cell>
          <table:table-cell office:value-type="string" calcext:value-type="string">
            <text:p>Transferencias corrientes en cumplimiento de convenios suscritos con la Comunidad Autónoma en materia de Servicios Sociales y Políticas de Igualda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30" calcext:value-type="float">
            <text:p>45030</text:p>
          </table:table-cell>
          <table:table-cell office:value-type="string" calcext:value-type="string">
            <text:p>Transferencias corrientes en cumplimiento de convenios suscritos con la Comunidad Autónoma en materia de Educ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50" calcext:value-type="float">
            <text:p>45050</text:p>
          </table:table-cell>
          <table:table-cell office:value-type="string" calcext:value-type="string">
            <text:p>Transferencias corrientes en cumplimiento de convenios suscritos con la Comunidad Autónoma en materia de Empleo y Desarrollo Loc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60" calcext:value-type="float">
            <text:p>45060</text:p>
          </table:table-cell>
          <table:table-cell office:value-type="string" calcext:value-type="string">
            <text:p>Otras transferencias corrientes en cumplimientode convenios suscritos con la Comunidad Autónom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45080" calcext:value-type="float">
            <text:p>45080</text:p>
          </table:table-cell>
          <table:table-cell office:value-type="string" calcext:value-type="string">
            <text:p>Otras subvenciones corrientes de la Administración General de la Comunidad Autónoma.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De organismos autónomos y agencias de las Comunidades Autóno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e fundaciones de Comunidades Autóno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 Comunidades Autónoma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e sociedades mercantiles, entidades públicas empresariales y otros organismos públicos dependientes de las Comunidades Autóno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e diputaciones, consejos o cabil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De ayuntami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De mancomunid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De áreas metropolita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De comar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De otras entidades que agrupen municip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e consorc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 entidades locale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e entidades locales men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 empresas priv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 familias e instituciones sin fines de lu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Del Fondo Social Europe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Del Fondo de Desarrollo Reg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Del Fondo de Cohes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Del Fondo Europeo Agrícola de Garantía (FEAG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el Fondo Europeo Agrícola de Desarrollo Rural (FEADE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Del FEOGA-Orient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el Fondo Europeo de la Pesca (FE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Otras transferencias de la Unión Euro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encias corrient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l exterior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Otras transferencias del exterior, excluyendo la Unión Euro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el es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e organismos autónomos y agenci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De sociedades estatales, entidades públicas empresariales y otros organismo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e comunidades autónom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De entidades loc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eses de títulos y valore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De empresas priv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ereses de anticipos y préstamos concedido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De organismos autónomos y agenci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ereses de anticipos y préstamos concedido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De sociedades mercantiles, entidades públicas empresariales y otros organismo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ereses de anticipos y préstamos concedido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e familias e instituciones sin ánimo de lu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tereses de depósi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videndos y participación en beneficio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De organismos autónomos y agencia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videndos y participación en beneficio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e sociedades estatales, entidades públicas empresariales y otros organismos públicos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Sociedades y entidades dependientes de las entidades local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videndos y participación en beneficio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De sociedades estatales, entidades públicas empresariales y otros organismos públicos</text:p>
          </table:table-cell>
          <table:table-cell office:value-type="float" office:value="53410" calcext:value-type="float">
            <text:p>53410</text:p>
          </table:table-cell>
          <table:table-cell office:value-type="string" calcext:value-type="string">
            <text:p>Sociedades y entidades no dependientes de las entidades local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ividendos y participación en beneficio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De empresas priva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ntas de bienes inmueble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rendamientos de fincas urba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ntas de bienes inmueble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rendamientos de fincas rúst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ntas de bienes inmueble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ens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ntas de bienes inmueble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Otras rentas de bienes inmueb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e concesiones administrativas con contraprestación periód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De concesiones administrativas con contraprestación no periód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Derecho de superficie con contraprestación periód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Derecho de superficie con contraprestación no periód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provechamientos agrícolas y forestales</text:p>
          </table:table-cell>
          <table:table-cell office:value-type="float" office:value="55400" calcext:value-type="float">
            <text:p>55400</text:p>
          </table:table-cell>
          <table:table-cell office:value-type="string" calcext:value-type="string">
            <text:p>Productos de explotaciones forestal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provechamientos agrícolas y forestales</text:p>
          </table:table-cell>
          <table:table-cell office:value-type="float" office:value="55410" calcext:value-type="float">
            <text:p>55410</text:p>
          </table:table-cell>
          <table:table-cell office:value-type="string" calcext:value-type="string">
            <text:p>Fondo de mejora de monte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Aprovechamientos espe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oductos de concesiones y aprovechamientos especiale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Otras concesiones y aprovechami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tros ingresos patrimoniale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eneficios por realización de inversiones financi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tros ingresos patrimoniale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gresos por operaciones de intercambio financi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peraciones corrien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gresos patrimonia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Otros ingresos patrimonia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Otros ingresos patrimon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 terreno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enta de sola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 terreno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Venta de fincas rústi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 terreno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Parcelas sobrantes de la vía públ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 terreno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atrimonio público del sue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 terreno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tros terren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 las demás inversiones reale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e inversiones de carácter inmater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 las demás inversiones reale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e objetos valios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e las demás inversiones reale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De otras inversiones re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jenación de inversiones real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integros por operaciones de capit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 ejercicios cerra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e la administración general del est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e organismos autónomos y agencias del Estado</text:p>
          </table:table-cell>
          <table:table-cell office:value-type="float" office:value="72100" calcext:value-type="float">
            <text:p>72100</text:p>
          </table:table-cell>
          <table:table-cell office:value-type="string" calcext:value-type="string">
            <text:p>Del servicio público de empleo estat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e organismos autónomos y agencias del Estado</text:p>
          </table:table-cell>
          <table:table-cell office:value-type="float" office:value="72190" calcext:value-type="float">
            <text:p>72190</text:p>
          </table:table-cell>
          <table:table-cell office:value-type="string" calcext:value-type="string">
            <text:p>De otros 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De fundaciones estat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De sociedades mercantiles estatales, entidades públicas empresariales y otros organismos públicos</text:p>
          </table:table-cell>
          <table:table-cell/>
          <table:table-cell office:value-type="float" office:value="72300" calcext:value-type="float">
            <text:p>72300</text:p>
          </table:table-cell>
          <table:table-cell office:value-type="string" calcext:value-type="string">
            <text:p>De Loterías y Apuestas del Est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 la Administración del Estado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De sociedades mercantiles estatales, entidades públicas empresariales y otros organismos públicos</text:p>
          </table:table-cell>
          <table:table-cell/>
          <table:table-cell office:value-type="float" office:value="72390" calcext:value-type="float">
            <text:p>72390</text:p>
          </table:table-cell>
          <table:table-cell office:value-type="string" calcext:value-type="string">
            <text:p>De otras sociedades mercantiles estatales, entidades públicas empresariales y organismos públic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 la seguridad soc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 entes públicos y sociedades mercantiles de la entidad local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De entes públic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 entes públicos y sociedades mercantiles de la entidad local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De sociedades mercant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ubvenciones afectadas a la amortización de préstamos y operaciones financier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Transferencias de capital en cumplimiento de convenios suscritos con la Comunidad Autónoma en materia de Servicios Sociales y Políticas de Igualda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30" calcext:value-type="float">
            <text:p>75030</text:p>
          </table:table-cell>
          <table:table-cell office:value-type="string" calcext:value-type="string">
            <text:p>Transferencias de capital en cumplimiento de convenios suscritos con la Comunidad Autónoma en materia de Educació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50" calcext:value-type="float">
            <text:p>75050</text:p>
          </table:table-cell>
          <table:table-cell office:value-type="string" calcext:value-type="string">
            <text:p>Transferencias de capital en cumplimiento de convenios suscritos con la Comunidad Autónoma en materia de Empleo y Desarrollo loc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60" calcext:value-type="float">
            <text:p>75060</text:p>
          </table:table-cell>
          <table:table-cell office:value-type="string" calcext:value-type="string">
            <text:p>Otras transferencias de capital en cumplimiento de convenios suscritos con la Comunidad Autónom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 Comunidades Autónoma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 la administración general de las Comunidades Autónomas</text:p>
          </table:table-cell>
          <table:table-cell office:value-type="float" office:value="75080" calcext:value-type="float">
            <text:p>75080</text:p>
          </table:table-cell>
          <table:table-cell office:value-type="string" calcext:value-type="string">
            <text:p>Otras transferencias de capital de la administración general de la comunidad autónom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De diputaciones, consejos o cabil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De ayuntamien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De mancomunida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De áreas metropolitan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De comarc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De otras entidades que agrupen municip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De consorc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e Entidades locale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De entidades locales meno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 empresas priv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 familia e instituciones sin fines de lu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Del Fondo Social Europe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Del Fondo de Desarrollo Reg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Del Fondo de Cohes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Del Fondo Europeo Agrícola de Garantía (FEAG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Del Fondo Europeo Agrícola de Desarrollo Rural (FEADE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Del FEOGA-Orientaci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Del Fondo Europeo de la Pesca (FE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Otras transferencias de la Unión Euro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eraciones no financiera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peraciones de ca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ferencias de capit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l exterior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Otras transferencias del exterior, excluyendo la Unión Europ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ajenación de deuda del sector público a corto plaz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Del Esta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ajenación de deuda del sector público a corto plazo</text:p>
          </table:table-cell>
          <table:table-cell office:value-type="float" office:value="80010" calcext:value-type="float">
            <text:p>80010</text:p>
          </table:table-cell>
          <table:table-cell office:value-type="string" calcext:value-type="string">
            <text:p>De Comunidades Autónoma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ajenación de deuda del sector público a corto plazo</text:p>
          </table:table-cell>
          <table:table-cell office:value-type="float" office:value="80020" calcext:value-type="float">
            <text:p>80020</text:p>
          </table:table-cell>
          <table:table-cell office:value-type="string" calcext:value-type="string">
            <text:p>De Entidades Locale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najenación de deuda del sector público a largo plazo</text:p>
          </table:table-cell>
          <table:table-cell office:value-type="float" office:value="80100" calcext:value-type="float">
            <text:p>80100</text:p>
          </table:table-cell>
          <table:table-cell office:value-type="string" calcext:value-type="string">
            <text:p>Del Esta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najenación de deuda del sector público a largo plazo</text:p>
          </table:table-cell>
          <table:table-cell office:value-type="float" office:value="80110" calcext:value-type="float">
            <text:p>80110</text:p>
          </table:table-cell>
          <table:table-cell office:value-type="string" calcext:value-type="string">
            <text:p>De Comunidades Autónoma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ajenación de deuda del sector público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najenación de deuda del sector público a largo plazo</text:p>
          </table:table-cell>
          <table:table-cell office:value-type="float" office:value="80120" calcext:value-type="float">
            <text:p>80120</text:p>
          </table:table-cell>
          <table:table-cell office:value-type="string" calcext:value-type="string">
            <text:p>De Entidades Locale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ajenación de obligaciones y bonos fuera del sector público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Enajenación de obligaciones y bonos de fuera del sector público a 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najenación de obligaciones y bonos fuera del sector público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Enajenación de obligaciones y bonos de fuera del sector público a larg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integro de préstamos y anticipos concedidos al sector público a corto plazo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Del Esta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integro de préstamos y anticipos concedidos al sector público a corto plazo</text:p>
          </table:table-cell>
          <table:table-cell office:value-type="float" office:value="82010" calcext:value-type="float">
            <text:p>82010</text:p>
          </table:table-cell>
          <table:table-cell office:value-type="string" calcext:value-type="string">
            <text:p>De Comunidades Autónoma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Reintegro de préstamos y anticipos concedidos al sector público a corto plazo</text:p>
          </table:table-cell>
          <table:table-cell office:value-type="float" office:value="82020" calcext:value-type="float">
            <text:p>82020</text:p>
          </table:table-cell>
          <table:table-cell office:value-type="string" calcext:value-type="string">
            <text:p>De Entidades Locale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eintegro de préstamos y anticipos concedidos al sector público a largo plazo</text:p>
          </table:table-cell>
          <table:table-cell office:value-type="float" office:value="82100" calcext:value-type="float">
            <text:p>82100</text:p>
          </table:table-cell>
          <table:table-cell office:value-type="string" calcext:value-type="string">
            <text:p>Del Estado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eintegro de préstamos y anticipos concedidos al sector público a largo plazo</text:p>
          </table:table-cell>
          <table:table-cell office:value-type="float" office:value="82110" calcext:value-type="float">
            <text:p>82110</text:p>
          </table:table-cell>
          <table:table-cell office:value-type="string" calcext:value-type="string">
            <text:p>De Comunidades Autónoma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integro de préstamos y anticipos concedidos al sector públic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Reintegro de préstamos y anticipos concedidos al sector público a largo plazo</text:p>
          </table:table-cell>
          <table:table-cell office:value-type="float" office:value="82120" calcext:value-type="float">
            <text:p>82120</text:p>
          </table:table-cell>
          <table:table-cell office:value-type="string" calcext:value-type="string">
            <text:p>De Entidades Locale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integro de préstamos de fuera del sector público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Reintegro de préstamos de fuera del sector público a 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integro de préstamos de fuera del sector público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Reintegro de préstamos de fuera del sector público a larg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olución de depósitos y fianzas constituido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Devolución de depósi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olución de depósitos y fianzas constituido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Devolución de fianz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ajenación de acciones y participaciones del sector públ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najenación de acciones y participaciones fuera del sector públ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manente de tesorería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emanente de tesorería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Para gastos generale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ctivos financiero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manente de tesorería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emanente de tesorería</text:p>
          </table:table-cell>
          <table:table-cell office:value-type="float" office:value="87010" calcext:value-type="float">
            <text:p>87010</text:p>
          </table:table-cell>
          <table:table-cell office:value-type="string" calcext:value-type="string">
            <text:p>para gastos con financiación afectad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isión de Deuda Pública en euro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misión de Deuda Pública en euros a 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misión de Deuda Pública en euro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Emisión de Deuda Pública en euros a larg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éstamos recibidos en euro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Préstamos recibidos a corto plazo de entes del sector públ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éstamos recibidos en euro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Préstamos recibidos a largo plazo de entes del sector públ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éstamos recibidos en euro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Préstamos recibidos a corto plazo de entes de fuera sector públ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éstamos recibidos en euro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Préstamos recibidos a largo plazo de entes de fuera sector públ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misión de Deuda Pública en moneda distinta del euro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misión de Deuda Pública en moneda distinta del euro a 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misión de Deuda Pública en moneda distinta del euro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Emisión de Deuda Pública en moneda distinta del euro a larg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éstamos recibidos en moneda distinta del euro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Préstamos recibidos en moneda distinta del euro a 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réstamos recibidos en moneda distinta del euro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Préstamos recibidos en moneda distinta del euro a larg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pósitos y fianzas recibido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Depósitos recibid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peraciones financiera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asivos financiero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pósitos y fianzas recibido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Fianzas recibi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21:03:47.695319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és Naya</meta:initial-creator>
    <meta:creation-date>2015-07-05T11:10:32.703249744</meta:creation-date>
    <meta:generator>LibreOffice/4.2.8.2$Linux_X86_64 LibreOffice_project/420m0$Build-2</meta:generator>
    <dc:date>2015-07-08T23:39:28.933620885</dc:date>
    <dc:creator>Inés Naya</dc:creator>
    <meta:editing-duration>PT12H5M11S</meta:editing-duration>
    <meta:editing-cycles>76</meta:editing-cycles>
    <meta:document-statistic meta:table-count="3" meta:cell-count="5938" meta:object-count="0"/>
  </office:meta>
</office:document-meta>
</file>